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ω</mo>
      <mi>t</mi>
      <mrow>
        <mi/>
        <mo stretchy="false">=</mo>
        <mi/>
      </mrow>
      <mn>2</mn>
      <mo stretchy="false">π</mo>
      <mi/>
      <mo stretchy="false">⇔</mo>
      <mi/>
      <mo stretchy="false">τ</mo>
      <mrow>
        <mi/>
        <mo stretchy="false">=</mo>
        <mi/>
      </mrow>
      <mn>2</mn>
      <mo stretchy="false">π</mo>
      <msqrt>
        <mrow>
          <mfrac>
            <mi>l</mi>
            <mi>g</mi>
          </mfrac>
        </mrow>
      </msqrt>
    </mrow>
    <annotation encoding="StarMath 5.0">%iomega t `=` 2 %ipi ~ dlrarrow ~ %itau `=` 2 %ipi sqrt {l over g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11:43.389000000</meta:creation-date>
    <meta:generator>LibreOffice/4.1.4.2$Windows_x86 LibreOffice_project/0a0440ccc0227ad9829de5f46be37cfb6edcf72</meta:generator>
  </office:meta>
</office:document-meta>
</file>